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Pourcentage" style:data-style-name="N13"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Pourcentage" style:data-style-name="N13"/>
    <style:style style:name="ce6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5"/>
        <table:table-column table:style-name="co1" table:number-columns-repeated="2" table:default-cell-style-name="ce6"/>
        <table:table-column table:style-name="co3" table:default-cell-style-name="ce5"/>
        <table:table-column table:style-name="co1" table:number-columns-repeated="16374" table:default-cell-style-name="ce1"/>
        <table:table-row table:style-name="ro1">
          <table:table-cell office:value-type="string" table:style-name="ce2">
            <text:p>Canal</text:p>
          </table:table-cell>
          <table:table-cell office:value-type="string" table:style-name="ce2">
            <text:p>Impressions</text:p>
          </table:table-cell>
          <table:table-cell office:value-type="string" table:style-name="ce2">
            <text:p>Clics</text:p>
          </table:table-cell>
          <table:table-cell office:value-type="string" table:style-name="ce2">
            <text:p>Conversions</text:p>
          </table:table-cell>
          <table:table-cell office:value-type="string" table:style-name="ce2">
            <text:p>Coût (€)</text:p>
          </table:table-cell>
          <table:table-cell office:value-type="string" table:style-name="ce2">
            <text:p>Revenu (€)</text:p>
          </table:table-cell>
          <table:table-cell office:value-type="string" table:style-name="ce3">
            <text:p>CTR (%)</text:p>
          </table:table-cell>
          <table:table-cell office:value-type="string" table:style-name="ce4">
            <text:p>CPC (€)</text:p>
          </table:table-cell>
          <table:table-cell office:value-type="string" table:style-name="ce4">
            <text:p>CPA (€)</text:p>
          </table:table-cell>
          <table:table-cell office:value-type="string" table:style-name="ce3">
            <text:p>ROI (%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stagram Ads</text:p>
          </table:table-cell>
          <table:table-cell office:value-type="float" office:value="400000" table:style-name="ce1">
            <text:p>400000</text:p>
          </table:table-cell>
          <table:table-cell office:value-type="float" office:value="16000" table:style-name="ce1">
            <text:p>16000</text:p>
          </table:table-cell>
          <table:table-cell office:value-type="float" office:value="800" table:style-name="ce1">
            <text:p>800</text:p>
          </table:table-cell>
          <table:table-cell office:value-type="float" office:value="8000" table:style-name="ce1">
            <text:p>8000</text:p>
          </table:table-cell>
          <table:table-cell office:value-type="float" office:value="32000" table:style-name="ce1">
            <text:p>32000</text:p>
          </table:table-cell>
          <table:table-cell office:value-type="percentage" office:value="0.04" table:formula="of:=[.C2]/[.B2]" table:style-name="ce5">
            <text:p>4%</text:p>
          </table:table-cell>
          <table:table-cell office:value-type="currency" office:value="0.5" table:formula="of:=[.E2]/[.C2]" table:style-name="ce6">
            <text:p>0,50 €</text:p>
          </table:table-cell>
          <table:table-cell office:value-type="currency" office:value="10" table:formula="of:=[.E2]/[.D2]" table:style-name="ce6">
            <text:p>10,00 €</text:p>
          </table:table-cell>
          <table:table-cell office:value-type="percentage" office:value="3" table:formula="of:=([.F2]-[.E2])/[.E2]" table:style-name="ce5">
            <text:p>300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oogle Ads</text:p>
          </table:table-cell>
          <table:table-cell office:value-type="float" office:value="200000" table:style-name="ce1">
            <text:p>200000</text:p>
          </table:table-cell>
          <table:table-cell office:value-type="float" office:value="12000" table:style-name="ce1">
            <text:p>12000</text:p>
          </table:table-cell>
          <table:table-cell office:value-type="float" office:value="1000" table:style-name="ce1">
            <text:p>1000</text:p>
          </table:table-cell>
          <table:table-cell office:value-type="float" office:value="12000" table:style-name="ce1">
            <text:p>12000</text:p>
          </table:table-cell>
          <table:table-cell office:value-type="float" office:value="50000" table:style-name="ce1">
            <text:p>50000</text:p>
          </table:table-cell>
          <table:table-cell office:value-type="percentage" office:value="0.06" table:formula="of:=[.C3]/[.B3]" table:style-name="ce5">
            <text:p>6%</text:p>
          </table:table-cell>
          <table:table-cell office:value-type="currency" office:value="1" table:formula="of:=[.E3]/[.C3]" table:style-name="ce6">
            <text:p>1,00 €</text:p>
          </table:table-cell>
          <table:table-cell office:value-type="currency" office:value="12" table:formula="of:=[.E3]/[.D3]" table:style-name="ce6">
            <text:p>12,00 €</text:p>
          </table:table-cell>
          <table:table-cell office:value-type="percentage" office:value="3.1666666666666665" table:formula="of:=([.F3]-[.E3])/[.E3]" table:style-name="ce5">
            <text:p>317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mail Marketing</text:p>
          </table:table-cell>
          <table:table-cell office:value-type="float" office:value="60000" table:style-name="ce1">
            <text:p>60000</text:p>
          </table:table-cell>
          <table:table-cell office:value-type="float" office:value="9000" table:style-name="ce1">
            <text:p>9000</text:p>
          </table:table-cell>
          <table:table-cell office:value-type="float" office:value="1500" table:style-name="ce1">
            <text:p>1500</text:p>
          </table:table-cell>
          <table:table-cell office:value-type="float" office:value="3000" table:style-name="ce1">
            <text:p>3000</text:p>
          </table:table-cell>
          <table:table-cell office:value-type="float" office:value="45000" table:style-name="ce1">
            <text:p>45000</text:p>
          </table:table-cell>
          <table:table-cell office:value-type="percentage" office:value="0.15" table:formula="of:=[.C4]/[.B4]" table:style-name="ce5">
            <text:p>15%</text:p>
          </table:table-cell>
          <table:table-cell office:value-type="currency" office:value="0.33333333333333331" table:formula="of:=[.E4]/[.C4]" table:style-name="ce6">
            <text:p>0,33 €</text:p>
          </table:table-cell>
          <table:table-cell office:value-type="currency" office:value="2" table:formula="of:=[.E4]/[.D4]" table:style-name="ce6">
            <text:p>2,00 €</text:p>
          </table:table-cell>
          <table:table-cell office:value-type="percentage" office:value="14" table:formula="of:=([.F4]-[.E4])/[.E4]" table:style-name="ce5">
            <text:p>1400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acebook Ads</text:p>
          </table:table-cell>
          <table:table-cell office:value-type="float" office:value="50000" table:style-name="ce1">
            <text:p>50000</text:p>
          </table:table-cell>
          <table:table-cell office:value-type="float" office:value="2500" table:style-name="ce1">
            <text:p>2500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4500" table:style-name="ce1">
            <text:p>4500</text:p>
          </table:table-cell>
          <table:table-cell office:value-type="percentage" office:value="0.05" table:formula="of:=[.C5]/[.B5]" table:style-name="ce5">
            <text:p>5%</text:p>
          </table:table-cell>
          <table:table-cell office:value-type="currency" office:value="0.48" table:formula="of:=[.E5]/[.C5]" table:style-name="ce6">
            <text:p>0,48 €</text:p>
          </table:table-cell>
          <table:table-cell office:value-type="currency" office:value="8" table:formula="of:=[.E5]/[.D5]" table:style-name="ce6">
            <text:p>8,00 €</text:p>
          </table:table-cell>
          <table:table-cell office:value-type="percentage" office:value="2.75" table:formula="of:=([.F5]-[.E5])/[.E5]" table:style-name="ce5">
            <text:p>27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nkedIn Ads</text:p>
          </table:table-cell>
          <table:table-cell office:value-type="float" office:value="20000" table:style-name="ce1">
            <text:p>20000</text:p>
          </table:table-cell>
          <table:table-cell office:value-type="float" office:value="900" table:style-name="ce1">
            <text:p>900</text:p>
          </table:table-cell>
          <table:table-cell office:value-type="float" office:value="60" table:style-name="ce1">
            <text:p>60</text:p>
          </table:table-cell>
          <table:table-cell office:value-type="float" office:value="1100" table:style-name="ce1">
            <text:p>1100</text:p>
          </table:table-cell>
          <table:table-cell office:value-type="float" office:value="2500" table:style-name="ce1">
            <text:p>2500</text:p>
          </table:table-cell>
          <table:table-cell office:value-type="percentage" office:value="4.4999999999999998E-2" table:formula="of:=[.C6]/[.B6]" table:style-name="ce5">
            <text:p>5%</text:p>
          </table:table-cell>
          <table:table-cell office:value-type="currency" office:value="1.2222222222222223" table:formula="of:=[.E6]/[.C6]" table:style-name="ce6">
            <text:p>1,22 €</text:p>
          </table:table-cell>
          <table:table-cell office:value-type="currency" office:value="18.333333333333332" table:formula="of:=[.E6]/[.D6]" table:style-name="ce6">
            <text:p>18,33 €</text:p>
          </table:table-cell>
          <table:table-cell office:value-type="percentage" office:value="1.2727272727272727" table:formula="of:=([.F6]-[.E6])/[.E6]" table:style-name="ce5">
            <text:p>127%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structions: Calculez CTR, CPC, CPA et ROI avec des formules Excel.</text:p>
          </table:table-cell>
          <table:table-cell table:number-columns-repeated="5" table:style-name="ce1"/>
          <table:table-cell table:style-name="ce5"/>
          <table:table-cell table:number-columns-repeated="2" table:style-name="ce6"/>
          <table:table-cell table:style-name="ce5"/>
          <table:table-cell table:number-columns-repeated="16374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Chergui Anis</meta:initial-creator>
    <dc:creator>Marras Alicya-pearl</dc:creator>
    <meta:creation-date>2026-03-13T10:58:40Z</meta:creation-date>
    <dc:date>2026-03-18T09:18:53Z</dc:date>
  </office:meta>
</office:document-meta>
</file>